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7d7d" officeooo:paragraph-rsid="00187d7d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ch Stack</text:h>
      <text:p text:style-name="P1"/>
      <text:p text:style-name="P1">HTML 5</text:p>
      <text:p text:style-name="P1">CSS 3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23:36:46.473876784</meta:creation-date>
    <dc:date>2025-04-09T23:42:29.344294632</dc:date>
    <meta:editing-duration>PT5M49S</meta:editing-duration>
    <meta:editing-cycles>1</meta:editing-cycles>
    <meta:document-statistic meta:table-count="0" meta:image-count="0" meta:object-count="0" meta:page-count="1" meta:paragraph-count="3" meta:word-count="6" meta:character-count="21" meta:non-whitespace-character-count="18"/>
    <meta:generator>LibreOffice/25.2.1.2$Linux_X86_64 LibreOffice_project/d3abf4aee5fd705e4a92bba33a32f40bc4e56f49</meta:generator>
  </office:meta>
</office:document-meta>
</file>